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8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3257c2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4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5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11216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style:style style:name="T8" style:family="text">
      <style:text-properties officeooo:rsid="0030af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<text:span text:style-name="T5">)</text:span></text:p>
      <text:p text:style-name="Standard"/>
      <text:list xml:id="list398839293" text:style-name="L1">
        <text:list-item>
          <text:p text:style-name="P11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63"><svg:title>TexMaths</svg:title><svg:desc>12§display§A(x) = a_nx^n + a_{n-1}x^{n-1} + \cdots + a_1x + a_0§svg§600§FALSE§</svg:desc><draw:g draw:style-name="gr2"><draw:path draw:style-name="gr64" draw:text-style-name="P16" svg:width="7.694cm" svg:height="0.429cm" svg:x="0.006cm" svg:y="0.022cm" svg:viewBox="0 0 7695 430" svg:d="M0 0c2565 0 5130 0 7695 0 0 143 0 287 0 430-2565 0-5130 0-7695 0 0-143 0-287 0-430z"><text:p/></draw:path><draw:path draw:style-name="gr65" draw:text-style-name="P17" svg:width="0.288cm" svg:height="0.298cm" svg:x="-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65" draw:text-style-name="P17" svg:width="0.097cm" svg:height="0.418cm" svg:x="0.342cm" svg:y="0.054cm" svg:viewBox="0 0 98 419" svg:d="M98 415c0-2 0-2-7-9-53-53-66-133-66-196 0-73 16-146 67-199 6-5 6-6 6-7 0-3-2-4-4-4-4 0-42 29-68 82-20 47-26 92-26 128 0 32 5 83 29 130 25 52 61 79 65 79 2 0 4-1 4-4z"><text:p/></draw:path><draw:path draw:style-name="gr65" draw:text-style-name="P17" svg:width="0.209cm" svg:height="0.189cm" svg:x="0.476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65" draw:text-style-name="P17" svg:width="0.097cm" svg:height="0.418cm" svg:x="0.73cm" svg:y="0.054cm" svg:viewBox="0 0 98 419" svg:d="M98 210c0-32-4-84-28-131-26-53-62-79-65-79s-5 1-5 4c0 1 0 2 8 9 41 42 65 110 65 197 0 71-15 145-67 199-6 4-6 4-6 6 0 3 2 4 5 4s42-28 66-81c21-47 27-94 27-128z"><text:p/></draw:path><draw:path draw:style-name="gr65" draw:text-style-name="P17" svg:width="0.28cm" svg:height="0.098cm" svg:x="1.011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5" draw:text-style-name="P17" svg:width="0.192cm" svg:height="0.189cm" svg:x="1.449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65" draw:text-style-name="P17" svg:width="0.179cm" svg:height="0.131cm" svg:x="1.669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65" draw:text-style-name="P17" svg:width="0.209cm" svg:height="0.189cm" svg:x="1.897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65" draw:text-style-name="P17" svg:width="0.179cm" svg:height="0.131cm" svg:x="2.14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65" draw:text-style-name="P17" svg:width="0.28cm" svg:height="0.279cm" svg:x="2.472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65" draw:text-style-name="P17" svg:width="0.192cm" svg:height="0.189cm" svg:x="2.888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65" draw:text-style-name="P17" svg:width="0.18cm" svg:height="0.131cm" svg:x="3.107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65" draw:text-style-name="P17" svg:width="0.198cm" svg:height="0.013cm" svg:x="3.334cm" svg:y="0.351cm" svg:viewBox="0 0 199 14" svg:d="M187 14c5 0 12 0 12-7s-6-7-12-7c-59 0-116 0-175 0-5 0-12 0-12 6 0 8 7 8 12 8 59 0 116 0 175 0z"><text:p/></draw:path><draw:path draw:style-name="gr65" draw:text-style-name="P17" svg:width="0.106cm" svg:height="0.195cm" svg:x="3.598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65" draw:text-style-name="P17" svg:width="0.209cm" svg:height="0.189cm" svg:x="3.767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65" draw:text-style-name="P17" svg:width="0.179cm" svg:height="0.131cm" svg:x="4.008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65" draw:text-style-name="P17" svg:width="0.198cm" svg:height="0.013cm" svg:x="4.235cm" svg:y="0.114cm" svg:viewBox="0 0 199 14" svg:d="M187 14c5 0 12 0 12-6 0-8-7-8-12-8-59 0-116 0-175 0-5 0-12 0-12 7s7 7 12 7c59 0 116 0 175 0z"><text:p/></draw:path><draw:path draw:style-name="gr65" draw:text-style-name="P17" svg:width="0.106cm" svg:height="0.195cm" svg:x="4.499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65" draw:text-style-name="P17" svg:width="0.28cm" svg:height="0.279cm" svg:x="4.773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65" draw:text-style-name="P17" svg:width="0.045cm" svg:height="0.043cm" svg:x="5.207cm" svg:y="0.24cm" svg:viewBox="0 0 46 44" svg:d="M46 23c0-12-11-23-23-23s-23 11-23 23 11 21 23 21 23-9 23-21z"><text:p/></draw:path><draw:path draw:style-name="gr65" draw:text-style-name="P17" svg:width="0.045cm" svg:height="0.043cm" svg:x="5.395cm" svg:y="0.24cm" svg:viewBox="0 0 46 44" svg:d="M46 23c0-12-11-23-23-23s-23 11-23 23 11 21 23 21 23-9 23-21z"><text:p/></draw:path><draw:path draw:style-name="gr65" draw:text-style-name="P17" svg:width="0.043cm" svg:height="0.043cm" svg:x="5.583cm" svg:y="0.24cm" svg:viewBox="0 0 44 44" svg:d="M44 23c0-12-10-23-22-23s-22 11-22 23 10 21 22 21 22-9 22-21z"><text:p/></draw:path><draw:path draw:style-name="gr65" draw:text-style-name="P17" svg:width="0.28cm" svg:height="0.279cm" svg:x="5.781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65" draw:text-style-name="P17" svg:width="0.192cm" svg:height="0.189cm" svg:x="6.196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65" draw:text-style-name="P17" svg:width="0.107cm" svg:height="0.195cm" svg:x="6.434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65" draw:text-style-name="P17" svg:width="0.209cm" svg:height="0.189cm" svg:x="6.603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65" draw:text-style-name="P17" svg:width="0.279cm" svg:height="0.279cm" svg:x="6.95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65" draw:text-style-name="P17" svg:width="0.192cm" svg:height="0.189cm" svg:x="7.364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65" draw:text-style-name="P17" svg:width="0.136cm" svg:height="0.201cm" svg:x="7.586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63"><svg:title>TexMaths</svg:title><svg:desc>12§display§x_0§svg§600§FALSE§</svg:desc><draw:g draw:style-name="gr2"><draw:path draw:style-name="gr64" draw:text-style-name="P16" svg:width="0.347cm" svg:height="0.209cm" svg:x="0.008cm" svg:y="0.021cm" svg:viewBox="0 0 348 210" svg:d="M175 210c-58 0-116 0-175 0 0-69 0-140 0-210 117 0 232 0 348 0 0 70 0 141 0 210-57 0-115 0-173 0z"><text:p/></draw:path><draw:path draw:style-name="gr65" draw:text-style-name="P17" svg:width="0.209cm" svg:height="0.188cm" svg:x="-0.001cm" svg:y="-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65" draw:text-style-name="P17" svg:width="0.136cm" svg:height="0.198cm" svg:x="0.241cm" svg:y="0.053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63"><svg:title>TexMaths</svg:title><svg:desc>12§display§A(x_0) = ( \cdot ((a_nx_0 + a_{n-1})x_0 + \cdots + a_1)x_0+a_0)§svg§600§FALSE§</svg:desc><draw:g draw:style-name="gr2"><draw:path draw:style-name="gr64" draw:text-style-name="P16" svg:width="8.655cm" svg:height="0.376cm" svg:x="0.005cm" svg:y="0.021cm" svg:viewBox="0 0 8656 377" svg:d="M4328 377c-1443 0-2886 0-4328 0 0-126 0-251 0-377 2886 0 5770 0 8656 0 0 126 0 251 0 377-1442 0-2886 0-4328 0z"><text:p/></draw:path><draw:path draw:style-name="gr65" draw:text-style-name="P17" svg:width="0.288cm" svg:height="0.3cm" svg:x="-0.001cm" svg:y="0.013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65" draw:text-style-name="P17" svg:width="0.096cm" svg:height="0.42cm" svg:x="0.342cm" svg:y="-0.001cm" svg:viewBox="0 0 97 421" svg:d="M97 416c0-1 0-1-7-9-53-54-66-133-66-197 0-73 16-146 68-198 5-6 5-6 5-7 0-4-1-5-3-5-5 0-44 29-68 83-21 46-26 92-26 127 0 33 4 83 28 131 25 52 61 80 66 80 2 0 3-1 3-5z"><text:p/></draw:path><draw:path draw:style-name="gr65" draw:text-style-name="P17" svg:width="0.209cm" svg:height="0.19cm" svg:x="0.476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65" draw:text-style-name="P17" svg:width="0.136cm" svg:height="0.201cm" svg:x="0.72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65" draw:text-style-name="P17" svg:width="0.097cm" svg:height="0.42cm" svg:x="0.918cm" svg:y="-0.001cm" svg:viewBox="0 0 98 421" svg:d="M98 210c0-32-4-83-28-131-26-51-62-79-66-79-3 0-4 2-4 5 0 1 0 1 8 9 41 41 65 109 65 196 0 71-15 146-67 199-6 6-6 6-6 7 0 2 1 5 4 5 4 0 43-29 67-83 21-46 27-93 27-128z"><text:p/></draw:path><draw:path draw:style-name="gr65" draw:text-style-name="P17" svg:width="0.28cm" svg:height="0.099cm" svg:x="1.19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65" draw:text-style-name="P17" svg:width="0.096cm" svg:height="0.42cm" svg:x="1.662cm" svg:y="-0.001cm" svg:viewBox="0 0 97 421" svg:d="M97 416c0-1 0-1-6-9-53-54-67-133-67-197 0-73 17-146 68-198 5-6 5-6 5-7 0-4-1-5-3-5-5 0-42 29-68 83-21 46-26 92-26 127 0 33 5 83 28 131 25 52 61 80 66 80 2 0 3-1 3-5z"><text:p/></draw:path><draw:path draw:style-name="gr65" draw:text-style-name="P17" svg:width="0.043cm" svg:height="0.043cm" svg:x="1.82cm" svg:y="0.188cm" svg:viewBox="0 0 44 44" svg:d="M44 22c0-12-9-22-21-22-13 0-23 8-23 22 0 12 10 22 23 22 12 0 21-9 21-22z"><text:p/></draw:path><draw:path draw:style-name="gr65" draw:text-style-name="P17" svg:width="0.097cm" svg:height="0.42cm" svg:x="1.943cm" svg:y="-0.001cm" svg:viewBox="0 0 98 421" svg:d="M98 416c0-1 0-1-7-9-53-54-66-133-66-197 0-73 16-146 67-198 6-6 6-6 6-7 0-4-2-5-4-5-4 0-42 29-68 83-21 46-26 92-26 127 0 33 5 83 28 131 26 52 62 80 66 80 2 0 4-1 4-5z"><text:p/></draw:path><draw:path draw:style-name="gr65" draw:text-style-name="P17" svg:width="0.096cm" svg:height="0.42cm" svg:x="2.107cm" svg:y="-0.001cm" svg:viewBox="0 0 97 421" svg:d="M97 416c0-1 0-1-7-9-52-54-66-133-66-197 0-73 17-146 68-198 5-6 5-6 5-7 0-4-1-5-3-5-5 0-42 29-68 83-21 46-26 92-26 127 0 33 5 83 28 131 25 52 61 80 66 80 2 0 3-1 3-5z"><text:p/></draw:path><draw:path draw:style-name="gr65" draw:text-style-name="P17" svg:width="0.192cm" svg:height="0.19cm" svg:x="2.246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65" draw:text-style-name="P17" svg:width="0.179cm" svg:height="0.131cm" svg:x="2.466cm" svg:y="0.248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65" draw:text-style-name="P17" svg:width="0.209cm" svg:height="0.19cm" svg:x="2.694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5" draw:text-style-name="P17" svg:width="0.137cm" svg:height="0.201cm" svg:x="2.937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65" draw:text-style-name="P17" svg:width="0.28cm" svg:height="0.278cm" svg:x="3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65" draw:text-style-name="P17" svg:width="0.192cm" svg:height="0.19cm" svg:x="3.644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65" draw:text-style-name="P17" svg:width="0.179cm" svg:height="0.131cm" svg:x="3.864cm" svg:y="0.248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65" draw:text-style-name="P17" svg:width="0.198cm" svg:height="0.013cm" svg:x="4.091cm" svg:y="0.296cm" svg:viewBox="0 0 199 14" svg:d="M187 14c5 0 12 0 12-7s-7-7-12-7c-59 0-116 0-175 0-5 0-12 0-12 7s7 7 12 7c59 0 116 0 175 0z"><text:p/></draw:path><draw:path draw:style-name="gr65" draw:text-style-name="P17" svg:width="0.106cm" svg:height="0.195cm" svg:x="4.353cm" svg:y="0.183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65" draw:text-style-name="P17" svg:width="0.096cm" svg:height="0.42cm" svg:x="4.534cm" svg:y="-0.001cm" svg:viewBox="0 0 97 421" svg:d="M97 210c0-32-5-83-27-131-26-51-62-79-66-79-3 0-4 2-4 5 0 1 0 1 7 9 42 41 66 109 66 196 0 71-15 146-68 199-5 6-5 6-5 7 0 2 1 5 4 5 4 0 42-29 67-83 21-46 26-93 26-128z"><text:p/></draw:path><draw:path draw:style-name="gr65" draw:text-style-name="P17" svg:width="0.209cm" svg:height="0.19cm" svg:x="4.686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65" draw:text-style-name="P17" svg:width="0.136cm" svg:height="0.201cm" svg:x="4.93cm" svg:y="0.183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65" draw:text-style-name="P17" svg:width="0.279cm" svg:height="0.278cm" svg:x="5.222cm" svg:y="0.07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65" draw:text-style-name="P17" svg:width="0.045cm" svg:height="0.043cm" svg:x="5.655cm" svg:y="0.188cm" svg:viewBox="0 0 46 44" svg:d="M46 22c0-12-11-22-23-22s-23 8-23 22c0 12 11 22 23 22s23-9 23-22z"><text:p/></draw:path><draw:path draw:style-name="gr65" draw:text-style-name="P17" svg:width="0.043cm" svg:height="0.043cm" svg:x="5.844cm" svg:y="0.188cm" svg:viewBox="0 0 44 44" svg:d="M44 22c0-12-10-22-22-22s-22 8-22 22c0 12 10 22 22 22s22-9 22-22z"><text:p/></draw:path><draw:path draw:style-name="gr65" draw:text-style-name="P17" svg:width="0.043cm" svg:height="0.043cm" svg:x="6.031cm" svg:y="0.188cm" svg:viewBox="0 0 44 44" svg:d="M44 22c0-12-10-22-22-22-14 0-22 8-22 22 0 12 8 22 22 22 12 0 22-9 22-22z"><text:p/></draw:path><draw:path draw:style-name="gr65" draw:text-style-name="P17" svg:width="0.28cm" svg:height="0.278cm" svg:x="6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65" draw:text-style-name="P17" svg:width="0.192cm" svg:height="0.19cm" svg:x="6.644cm" svg:y="0.129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65" draw:text-style-name="P17" svg:width="0.107cm" svg:height="0.195cm" svg:x="6.881cm" svg:y="0.183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65" draw:text-style-name="P17" svg:width="0.097cm" svg:height="0.42cm" svg:x="7.063cm" svg:y="-0.001cm" svg:viewBox="0 0 98 421" svg:d="M98 210c0-32-4-83-27-131-27-51-63-79-66-79s-5 2-5 5c0 1 0 1 8 9 41 41 65 109 65 196 0 71-15 146-67 199-6 6-6 6-6 7 0 2 2 5 5 5s42-29 67-83c20-46 26-93 26-128z"><text:p/></draw:path><draw:path draw:style-name="gr65" draw:text-style-name="P17" svg:width="0.209cm" svg:height="0.19cm" svg:x="7.215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65" draw:text-style-name="P17" svg:width="0.137cm" svg:height="0.201cm" svg:x="7.459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65" draw:text-style-name="P17" svg:width="0.28cm" svg:height="0.278cm" svg:x="7.75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65" draw:text-style-name="P17" svg:width="0.192cm" svg:height="0.19cm" svg:x="8.165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65" draw:text-style-name="P17" svg:width="0.136cm" svg:height="0.201cm" svg:x="8.386cm" svg:y="0.183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65" draw:text-style-name="P17" svg:width="0.097cm" svg:height="0.42cm" svg:x="8.584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p text:style-name="P6"><draw:custom-shape text:anchor-type="paragraph" draw:z-index="17" draw:name="形狀 1" draw:style-name="gr67" draw:text-style-name="P18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11" draw:name="形狀4" draw:style-name="gr63"><svg:title>TexMaths</svg:title><svg:desc>12§display§a_n§svg§600§FALSE§</svg:desc><draw:g draw:style-name="gr2"><draw:path draw:style-name="gr64" draw:text-style-name="P16" svg:width="0.372cm" svg:height="0.207cm" svg:x="0.004cm" svg:y="0.021cm" svg:viewBox="0 0 373 208" svg:d="M188 208c-63 0-125 0-188 0 0-69 0-138 0-208 124 0 249 0 373 0 0 70 0 139 0 208-62 0-124 0-185 0z"><text:p/></draw:path><draw:path draw:style-name="gr65" draw:text-style-name="P17" svg:width="0.193cm" svg:height="0.189cm" svg:x="-0.001cm" svg:y="-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65" draw:text-style-name="P17" svg:width="0.179cm" svg:height="0.132cm" svg:x="0.218cm" svg:y="0.118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2" draw:name="形狀5" draw:style-name="gr63"><svg:title>TexMaths</svg:title><svg:desc>12§display§a_{n-1}§svg§600§FALSE§</svg:desc><draw:g draw:style-name="gr2"><draw:path draw:style-name="gr64" draw:text-style-name="P16" svg:width="0.789cm" svg:height="0.207cm" svg:x="0.004cm" svg:y="0.021cm" svg:viewBox="0 0 790 208" svg:d="M0 0c263 0 527 0 790 0 0 70 0 138 0 208-263 0-527 0-790 0 0-70 0-138 0-208z"><text:p/></draw:path><draw:path draw:style-name="gr65" draw:text-style-name="P17" svg:width="0.192cm" svg:height="0.189cm" svg:x="-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65" draw:text-style-name="P17" svg:width="0.179cm" svg:height="0.131cm" svg:x="0.218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65" draw:text-style-name="P17" svg:width="0.198cm" svg:height="0.013cm" svg:x="0.444cm" svg:y="0.169cm" svg:viewBox="0 0 199 14" svg:d="M187 14c5 0 12 0 12-7s-7-7-12-7c-59 0-116 0-175 0-5 0-12 0-12 7s6 7 12 7c59 0 116 0 175 0z"><text:p/></draw:path><draw:path draw:style-name="gr65" draw:text-style-name="P17" svg:width="0.106cm" svg:height="0.194cm" svg:x="0.708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3" draw:name="形狀6" draw:style-name="gr63"><svg:title>TexMaths</svg:title><svg:desc>12§display§a_1§svg§600§FALSE§</svg:desc><draw:g draw:style-name="gr2"><draw:path draw:style-name="gr64" draw:text-style-name="P16" svg:width="0.316cm" svg:height="0.204cm" svg:x="0.004cm" svg:y="0.026cm" svg:viewBox="0 0 317 205" svg:d="M159 205c-54 0-106 0-159 0 0-69 0-137 0-205 105 0 212 0 317 0 0 68 0 136 0 205-52 0-105 0-158 0z"><text:p/></draw:path><draw:path draw:style-name="gr65" draw:text-style-name="P17" svg:width="0.192cm" svg:height="0.188cm" svg:x="-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65" draw:text-style-name="P17" svg:width="0.107cm" svg:height="0.193cm" svg:x="0.235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4" draw:name="形狀7" draw:style-name="gr63"><svg:title>TexMaths</svg:title><svg:desc>12§display§a_0§svg§600§FALSE§</svg:desc><draw:g draw:style-name="gr2"><draw:path draw:style-name="gr64" draw:text-style-name="P16" svg:width="0.328cm" svg:height="0.209cm" svg:x="0.004cm" svg:y="0.021cm" svg:viewBox="0 0 329 210" svg:d="M165 210c-55 0-110 0-165 0 0-69 0-140 0-210 110 0 219 0 329 0 0 70 0 141 0 210-55 0-110 0-164 0z"><text:p/></draw:path><draw:path draw:style-name="gr65" draw:text-style-name="P17" svg:width="0.192cm" svg:height="0.188cm" svg:x="-0.001cm" svg:y="-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65" draw:text-style-name="P17" svg:width="0.135cm" svg:height="0.198cm" svg:x="0.218cm" svg:y="0.053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5" draw:name="形狀8" draw:style-name="gr63"><svg:title>TexMaths</svg:title><svg:desc>12§display§x§svg§600§FALSE§</svg:desc><draw:g draw:style-name="gr2"><draw:path draw:style-name="gr64" draw:text-style-name="P16" svg:width="0.176cm" svg:height="0.144cm" svg:x="0.008cm" svg:y="0.022cm" svg:viewBox="0 0 177 145" svg:d="M0 0c59 0 118 0 177 0 0 48 0 97 0 145-59 0-118 0-177 0 0-48 0-97 0-145z"><text:p/></draw:path><draw:path draw:style-name="gr65" draw:text-style-name="P17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16" draw:name="形狀9" draw:style-name="gr63"><svg:title>TexMaths</svg:title><svg:desc>12§display§A(x)§svg§600§FALSE§</svg:desc><draw:g draw:style-name="gr2"><draw:path draw:style-name="gr64" draw:text-style-name="P16" svg:width="0.797cm" svg:height="0.375cm" svg:x="0.006cm" svg:y="0.022cm" svg:viewBox="0 0 798 376" svg:d="M0 0c266 0 532 0 798 0 0 125 0 251 0 376-266 0-532 0-798 0 0-125 0-251 0-376z"><text:p/></draw:path><draw:path draw:style-name="gr65" draw:text-style-name="P17" svg:width="0.288cm" svg:height="0.3cm" svg:x="-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65" draw:text-style-name="P17" svg:width="0.097cm" svg:height="0.419cm" svg:x="0.342cm" svg:y="0cm" svg:viewBox="0 0 98 420" svg:d="M98 415c0-2 0-2-7-9-53-53-67-132-67-196 0-73 17-146 68-199 6-5 6-5 6-7 0-3-2-4-4-4-4 0-42 29-68 82-21 47-26 93-26 128 0 32 5 83 28 130 25 52 62 80 66 80 2 0 4-2 4-5z"><text:p/></draw:path><draw:path draw:style-name="gr65" draw:text-style-name="P17" svg:width="0.209cm" svg:height="0.189cm" svg:x="0.475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65" draw:text-style-name="P17" svg:width="0.096cm" svg:height="0.419cm" svg:x="0.728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22414273384977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3" draw:name="形狀4" draw:style-name="gr63"><svg:title>TexMaths</svg:title><svg:desc>12§display§A(m, n)§svg§600§FALSE§</svg:desc><draw:g draw:style-name="gr2"><draw:path draw:style-name="gr64" draw:text-style-name="P16" svg:width="1.366cm" svg:height="0.376cm" svg:x="0.005cm" svg:y="0.021cm" svg:viewBox="0 0 1367 377" svg:d="M685 377c-229 0-457 0-685 0 0-126 0-251 0-377 456 0 911 0 1367 0 0 126 0 251 0 377-228 0-456 0-682 0z"><text:p/></draw:path><draw:path draw:style-name="gr65" draw:text-style-name="P17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65" draw:text-style-name="P17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65" draw:text-style-name="P17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65" draw:text-style-name="P17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65" draw:text-style-name="P17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65" draw:text-style-name="P17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2"><draw:g text:anchor-type="as-char" svg:y="-0.863cm" draw:z-index="23" draw:style-name="gr1"><svg:title>TexMaths</svg:title><svg:desc>12§inline§A(m,n) = \left\{\begin{array}{ll}
n+1, &amp; \mbox{ if } m= 0 \\
A(m-1, 1), &amp; \mbox{ if } n = 0\\
A(m-1, A(m, n-1)), &amp; \mbox{ otherwise}.
\end{array}\right.§svg§600§FALSE§</svg:desc><draw:g draw:style-name="gr2"><draw:path draw:style-name="gr3" draw:text-style-name="P16" svg:width="9.165cm" svg:height="1.471cm" svg:x="0.008cm" svg:y="0.021cm" svg:viewBox="0 0 9166 1472" svg:d="M0 0c3055 0 6111 0 9166 0 0 491 0 981 0 1472-3055 0-6111 0-9166 0 0-491 0-981 0-1472z"><text:p/></draw:path><draw:path draw:style-name="gr4" draw:text-style-name="P17" svg:width="0.288cm" svg:height="0.3cm" svg:x="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5" draw:text-style-name="P17" svg:width="0.097cm" svg:height="0.42cm" svg:x="0.344cm" svg:y="0.549cm" svg:viewBox="0 0 98 421" svg:d="M98 416c0-1 0-1-7-8-53-54-66-133-66-198 0-73 16-146 67-199 6-5 6-6 6-7 0-3-2-4-4-4-4 0-42 28-68 82-20 46-26 93-26 128 0 34 5 84 29 132 25 52 61 79 65 79 2 0 4-1 4-5z"><text:p/></draw:path><draw:path draw:style-name="gr6" draw:text-style-name="P17" svg:width="0.345cm" svg:height="0.19cm" svg:x="0.478cm" svg:y="0.677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7" draw:text-style-name="P17" svg:width="0.048cm" svg:height="0.125cm" svg:x="0.873cm" svg:y="0.818cm" svg:viewBox="0 0 49 126" svg:d="M49 44c0-28-11-44-26-44s-23 11-23 22c0 12 8 22 23 22 5 0 9-1 14-6 1 0 1-1 3-1 0 3 0 1 0 7 0 32-15 56-29 70-5 4-4 6-4 7 0 3 1 5 4 5 5 0 38-32 38-82z"><text:p/></draw:path><draw:path draw:style-name="gr8" draw:text-style-name="P17" svg:width="0.228cm" svg:height="0.19cm" svg:x="1.037cm" svg:y="0.677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9" draw:text-style-name="P17" svg:width="0.096cm" svg:height="0.42cm" svg:x="1.302cm" svg:y="0.549cm" svg:viewBox="0 0 97 421" svg:d="M97 210c0-32-3-84-27-131-26-53-62-79-66-79-3 0-4 1-4 4 0 1 0 2 8 9 41 42 65 109 65 197 0 72-15 146-68 199-5 6-5 6-5 7 0 3 1 5 4 5 4 0 43-29 67-83 21-45 26-92 26-128z"><text:p/></draw:path><draw:path draw:style-name="gr10" draw:text-style-name="P17" svg:width="0.28cm" svg:height="0.097cm" svg:x="1.583cm" svg:y="0.708cm" svg:viewBox="0 0 281 98" svg:d="M266 17c6 0 15 0 15-9 0-8-9-8-15-8-84 0-169 0-253 0-5 0-13 0-13 8 0 9 8 9 14 9 84 0 168 0 252 0zM266 98c6 0 15 0 15-8s-9-8-15-8c-84 0-168 0-252 0-6 0-14 0-14 8s8 8 13 8c84 0 169 0 253 0z"><text:p/></draw:path><draw:path draw:style-name="gr11" draw:text-style-name="P17" svg:width="0.139cm" svg:height="0.383cm" svg:x="2.166cm" svg:y="0cm" svg:viewBox="0 0 140 384" svg:d="M50 191c0-35 10-115 84-168 6-5 6-5 6-12 0-10 0-11-10-11-3 0-4 0-6 0-92 49-124 128-124 191 0 60 0 120 0 181 0 11 0 12 12 12 8 0 18 0 26 0 12 0 12-1 12-12 0-61 0-121 0-181z"><text:p/></draw:path><draw:path draw:style-name="gr12" draw:text-style-name="P17" svg:width="0.139cm" svg:height="0.764cm" svg:x="2.076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13" draw:text-style-name="P17" svg:width="0.139cm" svg:height="0.382cm" svg:x="2.166cm" svg:y="1.132cm" svg:viewBox="0 0 140 383" svg:d="M130 383c10 0 10 0 10-10 0-8 0-8-1-9-13-10-44-32-63-70-17-32-26-65-26-102 0-60 0-121 0-181 0-11 0-11-12-11-8 0-18 0-26 0-12 0-12 0-12 11 0 60 0 121 0 181 0 62 32 143 124 191 2 0 3 0 6 0z"><text:p/></draw:path><draw:path draw:style-name="gr14" draw:text-style-name="P17" svg:width="0.228cm" svg:height="0.19cm" svg:x="2.601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15" draw:text-style-name="P17" svg:width="0.28cm" svg:height="0.28cm" svg:x="2.96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16" draw:text-style-name="P17" svg:width="0.138cm" svg:height="0.28cm" svg:x="3.396cm" svg:y="0.073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17" draw:text-style-name="P17" svg:width="0.048cm" svg:height="0.125cm" svg:x="3.606cm" svg:y="0.31cm" svg:viewBox="0 0 49 126" svg:d="M49 44c0-28-11-44-27-44-14 0-22 11-22 22 0 12 8 22 22 22 4 0 10-1 14-6 2 0 1-1 2-1 2 0 2 1 2 7 0 32-15 57-29 70-5 5-5 6-5 7 0 3 2 5 5 5 5 0 38-32 38-82z"><text:p/></draw:path><draw:path draw:style-name="gr18" draw:text-style-name="P17" svg:width="0.09cm" svg:height="0.281cm" svg:x="7.391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19" draw:text-style-name="P17" svg:width="0.136cm" svg:height="0.297cm" svg:x="7.509cm" svg:y="0.056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20" draw:text-style-name="P17" svg:width="0.345cm" svg:height="0.19cm" svg:x="7.776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21" draw:text-style-name="P17" svg:width="0.28cm" svg:height="0.097cm" svg:x="8.275cm" svg:y="0.199cm" svg:viewBox="0 0 281 98" svg:d="M266 17c6 0 15 0 15-9 0-8-9-8-15-8-84 0-169 0-253 0-5 0-13 0-13 8 0 9 8 9 14 9 84 0 168 0 252 0zM266 98c6 0 15 0 15-8s-9-8-15-8c-84 0-168 0-252 0-6 0-14 0-14 8s8 8 13 8c84 0 169 0 253 0z"><text:p/></draw:path><draw:path draw:style-name="gr22" draw:text-style-name="P17" svg:width="0.177cm" svg:height="0.289cm" svg:x="8.714cm" svg:y="0.073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23" draw:text-style-name="P17" svg:width="0.289cm" svg:height="0.3cm" svg:x="2.604cm" svg:y="0.557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24" draw:text-style-name="P17" svg:width="0.096cm" svg:height="0.42cm" svg:x="2.948cm" svg:y="0.543cm" svg:viewBox="0 0 97 421" svg:d="M97 418c0-2 0-3-7-10-53-53-66-133-66-197 0-73 16-147 67-199 6-6 6-6 6-7 0-4-1-5-3-5-5 0-44 29-68 83-21 45-26 92-26 128 0 33 4 84 28 131 25 52 61 79 66 79 2 0 3-1 3-3z"><text:p/></draw:path><draw:path draw:style-name="gr25" draw:text-style-name="P17" svg:width="0.343cm" svg:height="0.19cm" svg:x="3.083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26" draw:text-style-name="P17" svg:width="0.257cm" svg:height="0.016cm" svg:x="3.569cm" svg:y="0.746cm" svg:viewBox="0 0 258 17" svg:d="M244 17c7 0 14 0 14-9 0-8-7-8-14-8-77 0-153 0-230 0-6 0-14 0-14 8 0 9 8 9 14 9 77 0 153 0 230 0z"><text:p/></draw:path><draw:path draw:style-name="gr27" draw:text-style-name="P17" svg:width="0.138cm" svg:height="0.279cm" svg:x="3.994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28" draw:text-style-name="P17" svg:width="0.048cm" svg:height="0.125cm" svg:x="4.202cm" svg:y="0.813cm" svg:viewBox="0 0 49 126" svg:d="M49 44c0-27-9-44-26-44-15 0-23 11-23 23 0 11 8 21 23 21 5 0 11-1 14-4 1-2 1-2 3-2 0 3 1 0 1 6 0 32-16 57-29 71-5 5-5 5-5 6 0 4 3 5 4 5 5 0 38-32 38-82z"><text:p/></draw:path><draw:path draw:style-name="gr29" draw:text-style-name="P17" svg:width="0.138cm" svg:height="0.279cm" svg:x="4.3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0" draw:text-style-name="P17" svg:width="0.097cm" svg:height="0.42cm" svg:x="4.589cm" svg:y="0.543cm" svg:viewBox="0 0 98 421" svg:d="M98 211c0-33-4-84-28-132-26-51-62-79-65-79-4 0-5 1-5 5 0 1 0 1 8 9 41 41 65 108 65 197 0 72-15 147-67 199-6 5-6 6-6 8s1 3 5 3c3 0 42-29 66-81 21-47 27-94 27-129z"><text:p/></draw:path><draw:path draw:style-name="gr31" draw:text-style-name="P17" svg:width="0.048cm" svg:height="0.125cm" svg:x="4.764cm" svg:y="0.813cm" svg:viewBox="0 0 49 126" svg:d="M49 44c0-27-11-44-26-44s-23 11-23 23c0 11 8 21 23 21 5 0 9-1 14-4 1-2 1-2 3-2 0 3 0 0 0 6 0 32-15 57-29 71-4 5-4 5-4 6 0 4 1 5 4 5 5 0 38-32 38-82z"><text:p/></draw:path><draw:path draw:style-name="gr32" draw:text-style-name="P17" svg:width="0.09cm" svg:height="0.28cm" svg:x="7.391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33" draw:text-style-name="P17" svg:width="0.136cm" svg:height="0.295cm" svg:x="7.509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34" draw:text-style-name="P17" svg:width="0.228cm" svg:height="0.19cm" svg:x="7.776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35" draw:text-style-name="P17" svg:width="0.28cm" svg:height="0.097cm" svg:x="8.158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36" draw:text-style-name="P17" svg:width="0.177cm" svg:height="0.288cm" svg:x="8.596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37" draw:text-style-name="P17" svg:width="0.289cm" svg:height="0.301cm" svg:x="2.604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38" draw:text-style-name="P17" svg:width="0.096cm" svg:height="0.42cm" svg:x="2.948cm" svg:y="1.049cm" svg:viewBox="0 0 97 421" svg:d="M97 416c0-1 0-2-7-9-53-53-66-132-66-197 0-73 16-146 67-199 6-5 6-6 6-7 0-3-1-4-3-4-5 0-44 28-68 82-21 46-26 93-26 128 0 34 4 84 28 132 25 52 61 79 66 79 2 0 3-1 3-5z"><text:p/></draw:path><draw:path draw:style-name="gr39" draw:text-style-name="P17" svg:width="0.343cm" svg:height="0.19cm" svg:x="3.083cm" svg:y="1.178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40" draw:text-style-name="P17" svg:width="0.257cm" svg:height="0.016cm" svg:x="3.569cm" svg:y="1.251cm" svg:viewBox="0 0 258 17" svg:d="M244 17c7 0 14 0 14-9 0-8-7-8-14-8-77 0-153 0-230 0-6 0-14 0-14 8 0 9 8 9 14 9 77 0 153 0 230 0z"><text:p/></draw:path><draw:path draw:style-name="gr41" draw:text-style-name="P17" svg:width="0.138cm" svg:height="0.28cm" svg:x="3.994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2" draw:text-style-name="P17" svg:width="0.048cm" svg:height="0.125cm" svg:x="4.202cm" svg:y="1.319cm" svg:viewBox="0 0 49 126" svg:d="M49 44c0-28-9-44-26-44-15 0-23 10-23 22s8 22 23 22c5 0 11-1 14-6 1 0 1-1 3-1 0 3 1 1 1 7 0 32-16 57-29 70-5 5-5 6-5 7 0 3 3 5 4 5 5 0 38-32 38-82z"><text:p/></draw:path><draw:path draw:style-name="gr43" draw:text-style-name="P17" svg:width="0.288cm" svg:height="0.301cm" svg:x="4.369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44" draw:text-style-name="P17" svg:width="0.096cm" svg:height="0.42cm" svg:x="4.711cm" svg:y="1.049cm" svg:viewBox="0 0 97 421" svg:d="M97 416c0-1 0-2-7-9-53-53-66-132-66-197 0-73 16-146 68-199 5-5 5-6 5-7 0-3-1-4-3-4-5 0-42 28-68 82-21 46-26 93-26 128 0 34 5 84 28 132 25 52 61 79 66 79 2 0 3-1 3-5z"><text:p/></draw:path><draw:path draw:style-name="gr45" draw:text-style-name="P17" svg:width="0.345cm" svg:height="0.19cm" svg:x="4.846cm" svg:y="1.178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46" draw:text-style-name="P17" svg:width="0.048cm" svg:height="0.125cm" svg:x="5.239cm" svg:y="1.319cm" svg:viewBox="0 0 49 126" svg:d="M49 44c0-28-9-44-26-44-15 0-23 10-23 22s8 22 23 22c5 0 11-1 14-6 1 0 1-1 3-1 0 3 1 1 1 7 0 32-16 57-29 70-5 5-5 6-5 7 0 3 3 5 4 5 5 0 38-32 38-82z"><text:p/></draw:path><draw:path draw:style-name="gr47" draw:text-style-name="P17" svg:width="0.228cm" svg:height="0.19cm" svg:x="5.402cm" svg:y="1.178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48" draw:text-style-name="P17" svg:width="0.257cm" svg:height="0.016cm" svg:x="5.772cm" svg:y="1.251cm" svg:viewBox="0 0 258 17" svg:d="M244 17c7 0 14 0 14-9 0-8-7-8-14-8-76 0-153 0-228 0-8 0-16 0-16 8 0 9 8 9 16 9 75 0 152 0 228 0z"><text:p/></draw:path><draw:path draw:style-name="gr49" draw:text-style-name="P17" svg:width="0.138cm" svg:height="0.28cm" svg:x="6.197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50" draw:text-style-name="P17" svg:width="0.097cm" svg:height="0.42cm" svg:x="6.394cm" svg:y="1.049cm" svg:viewBox="0 0 98 421" svg:d="M98 210c0-32-4-84-27-131-25-53-63-79-66-79s-5 1-5 4c0 1 0 2 8 9 42 42 66 109 66 197 0 72-15 146-68 199-6 5-6 6-6 7 0 3 2 5 5 5s42-29 67-83c22-45 26-92 26-128z"><text:p/></draw:path><draw:path draw:style-name="gr51" draw:text-style-name="P17" svg:width="0.097cm" svg:height="0.42cm" svg:x="6.558cm" svg:y="1.049cm" svg:viewBox="0 0 98 421" svg:d="M98 210c0-32-4-84-28-131-26-53-62-79-65-79s-5 1-5 4c0 1 0 2 8 9 41 42 65 109 65 197 0 72-15 146-67 199-6 5-6 6-6 7 0 3 2 5 5 5s42-29 66-83c21-45 27-92 27-128z"><text:p/></draw:path><draw:path draw:style-name="gr52" draw:text-style-name="P17" svg:width="0.048cm" svg:height="0.125cm" svg:x="6.735cm" svg:y="1.319cm" svg:viewBox="0 0 49 126" svg:d="M49 44c0-28-11-44-26-44s-23 10-23 22 8 22 23 22c5 0 9-1 14-6 1 0 1-1 3-1 0 3 0 1 0 7 0 32-15 56-29 70-5 4-4 6-4 7 0 3 1 5 4 5 5 0 38-32 38-82z"><text:p/></draw:path><draw:path draw:style-name="gr53" draw:text-style-name="P17" svg:width="0.185cm" svg:height="0.192cm" svg:x="7.39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54" draw:text-style-name="P17" svg:width="0.131cm" svg:height="0.263cm" svg:x="7.596cm" svg:y="1.104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55" draw:text-style-name="P17" svg:width="0.21cm" svg:height="0.292cm" svg:x="7.767cm" svg:y="1.072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56" draw:text-style-name="P17" svg:width="0.162cm" svg:height="0.192cm" svg:x="7.998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57" draw:text-style-name="P17" svg:width="0.141cm" svg:height="0.185cm" svg:x="8.187cm" svg:y="1.178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58" draw:text-style-name="P17" svg:width="0.287cm" svg:height="0.185cm" svg:x="8.347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59" draw:text-style-name="P17" svg:width="0.089cm" svg:height="0.281cm" svg:x="8.658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60" draw:text-style-name="P17" svg:width="0.137cm" svg:height="0.192cm" svg:x="8.775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61" draw:text-style-name="P17" svg:width="0.162cm" svg:height="0.192cm" svg:x="8.939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62" draw:text-style-name="P17" svg:width="0.043cm" svg:height="0.043cm" svg:x="9.152cm" svg:y="1.319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pan text:style-name="T4"><text:tab/>This function grows very quickly for small values of </text:span><text:span text:style-name="T4"><draw:g text:anchor-type="as-char" svg:y="-0.189cm" draw:z-index="4" draw:name="形狀6" draw:style-name="gr63"><svg:title>TexMaths</svg:title><svg:desc>12§display§m§svg§600§FALSE§</svg:desc><draw:g draw:style-name="gr2"><draw:path draw:style-name="gr64" draw:text-style-name="P16" svg:width="0.31cm" svg:height="0.144cm" svg:x="0.008cm" svg:y="0.022cm" svg:viewBox="0 0 311 145" svg:d="M0 0c104 0 207 0 311 0 0 48 0 97 0 145-104 0-207 0-311 0 0-48 0-97 0-145z"><text:p/></draw:path><draw:path draw:style-name="gr65" draw:text-style-name="P17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5" draw:name="形狀7" draw:style-name="gr63"><svg:title>TexMaths</svg:title><svg:desc>12§display§n§svg§600§FALSE§</svg:desc><draw:g draw:style-name="gr2"><draw:path draw:style-name="gr64" draw:text-style-name="P16" svg:width="0.196cm" svg:height="0.144cm" svg:x="0.008cm" svg:y="0.022cm" svg:viewBox="0 0 197 145" svg:d="M0 0c65 0 131 0 197 0 0 48 0 97 0 145-66 0-132 0-197 0 0-48 0-97 0-145z"><text:p/></draw:path><draw:path draw:style-name="gr65" draw:text-style-name="P17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8"><draw:custom-shape text:anchor-type="paragraph" draw:z-index="21" draw:name="形狀 2" draw:style-name="gr66" draw:text-style-name="P18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19" draw:name="形狀10" draw:style-name="gr63"><svg:title>TexMaths</svg:title><svg:desc>12§display§m§svg§600§FALSE§</svg:desc><draw:g draw:style-name="gr2"><draw:path draw:style-name="gr64" draw:text-style-name="P16" svg:width="0.31cm" svg:height="0.144cm" svg:x="0.008cm" svg:y="0.022cm" svg:viewBox="0 0 311 145" svg:d="M0 0c104 0 207 0 311 0 0 48 0 97 0 145-104 0-207 0-311 0 0-48 0-97 0-145z"><text:p/></draw:path><draw:path draw:style-name="gr65" draw:text-style-name="P17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18" draw:name="形狀11" draw:style-name="gr63"><svg:title>TexMaths</svg:title><svg:desc>12§display§n§svg§600§FALSE§</svg:desc><draw:g draw:style-name="gr2"><draw:path draw:style-name="gr64" draw:text-style-name="P16" svg:width="0.196cm" svg:height="0.144cm" svg:x="0.008cm" svg:y="0.022cm" svg:viewBox="0 0 197 145" svg:d="M0 0c65 0 131 0 197 0 0 48 0 97 0 145-66 0-132 0-197 0 0-48 0-97 0-145z"><text:p/></draw:path><draw:path draw:style-name="gr65" draw:text-style-name="P17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</text:span><text:span text:style-name="T8">o</text:span><text:span text:style-name="T6"> integ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20" draw:name="形狀12" draw:style-name="gr63"><svg:title>TexMaths</svg:title><svg:desc>12§inline§A(m,n)§svg§600§FALSE§</svg:desc><draw:g draw:style-name="gr2"><draw:path draw:style-name="gr64" draw:text-style-name="P16" svg:width="1.366cm" svg:height="0.376cm" svg:x="0.005cm" svg:y="0.021cm" svg:viewBox="0 0 1367 377" svg:d="M685 377c-229 0-457 0-685 0 0-126 0-251 0-377 456 0 911 0 1367 0 0 126 0 251 0 377-228 0-456 0-682 0z"><text:p/></draw:path><draw:path draw:style-name="gr65" draw:text-style-name="P17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65" draw:text-style-name="P17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65" draw:text-style-name="P17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65" draw:text-style-name="P17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65" draw:text-style-name="P17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65" draw:text-style-name="P17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8"><text:s/></text:p>
      <text:list xml:id="list224143925782865" text:continue-numbering="true" text:style-name="L1">
        <text:list-item>
          <text:p text:style-name="P13">(20%) Show that the following statements are correct. </text:p>
          <text:list>
            <text:list-item>
              <text:p text:style-name="P14"><draw:g text:anchor-type="as-char" svg:y="-0.365cm" draw:z-index="7" draw:name="形狀8" draw:style-name="gr63"><svg:title>TexMaths</svg:title><svg:desc>12§display§5n^2 – 6n = \Theta(n^2).§svg§600§FALSE§</svg:desc><draw:g draw:style-name="gr2"><draw:path draw:style-name="gr64" draw:text-style-name="P16" svg:width="3.022cm" svg:height="0.429cm" svg:x="-0.001cm" svg:y="0.022cm" svg:viewBox="0 0 3023 430" svg:d="M0 0c1008 0 2015 0 3023 0 0 143 0 287 0 430-1008 0-2015 0-3023 0 0-143 0-287 0-430z"><text:p/></draw:path><draw:path draw:style-name="gr65" draw:text-style-name="P17" svg:width="0.167cm" svg:height="0.287cm" svg:x="-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65" draw:text-style-name="P17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65" draw:text-style-name="P17" svg:width="0.13cm" svg:height="0.195cm" svg:x="0.459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65" draw:text-style-name="P17" svg:width="0.209cm" svg:height="0.009cm" svg:x="0.63cm" svg:y="0.251cm" svg:viewBox="0 0 210 10" svg:d="M0 0c70 0 140 0 210 0 0 4 0 6 0 10-70 0-140 0-210 0 0-4 0-6 0-10z"><text:p/></draw:path><draw:path draw:style-name="gr65" draw:text-style-name="P17" svg:width="0.173cm" svg:height="0.287cm" svg:x="0.859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65" draw:text-style-name="P17" svg:width="0.227cm" svg:height="0.189cm" svg:x="1.064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65" draw:text-style-name="P17" svg:width="0.279cm" svg:height="0.098cm" svg:x="1.446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65" draw:text-style-name="P17" svg:width="0.28cm" svg:height="0.304cm" svg:x="1.888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65" draw:text-style-name="P17" svg:width="0.096cm" svg:height="0.418cm" svg:x="2.235cm" svg:y="0.054cm" svg:viewBox="0 0 97 419" svg:d="M97 415c0-2 0-2-7-9-53-53-66-133-66-196 0-73 16-146 68-199 5-5 5-6 5-7 0-3-1-4-3-4-5 0-42 29-68 82-21 47-26 92-26 128 0 32 5 83 28 130 25 52 61 79 66 79 2 0 3-1 3-4z"><text:p/></draw:path><draw:path draw:style-name="gr65" draw:text-style-name="P17" svg:width="0.227cm" svg:height="0.189cm" svg:x="2.369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65" draw:text-style-name="P17" svg:width="0.13cm" svg:height="0.195cm" svg:x="2.628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65" draw:text-style-name="P17" svg:width="0.096cm" svg:height="0.418cm" svg:x="2.823cm" svg:y="0.054cm" svg:viewBox="0 0 97 419" svg:d="M97 210c0-32-3-84-27-131-26-53-62-79-66-79-3 0-4 1-4 4 0 1 0 2 8 9 41 42 65 110 65 197 0 71-15 145-67 199-6 4-6 4-6 6 0 3 1 4 4 4 4 0 43-28 67-81 21-47 26-94 26-128z"><text:p/></draw:path><draw:path draw:style-name="gr65" draw:text-style-name="P17" svg:width="0.043cm" svg:height="0.043cm" svg:x="2.999cm" svg:y="0.323cm" svg:viewBox="0 0 44 44" svg:d="M44 23c0-12-10-23-22-23-14 0-22 11-22 23s8 21 22 21c12 0 22-9 22-21z"><text:p/></draw:path></draw:g></draw:g></text:p>
            </text:list-item>
            <text:list-item>
              <text:p text:style-name="P15"><draw:g text:anchor-type="as-char" svg:y="-0.314cm" draw:z-index="22" draw:name="形狀13" draw:style-name="gr63"><svg:title>TexMaths</svg:title><svg:desc>12§display§n! = O(n^n).§svg§600§FALSE§</svg:desc><draw:g draw:style-name="gr2"><draw:path draw:style-name="gr64" draw:text-style-name="P16" svg:width="2.11cm" svg:height="0.375cm" svg:x="0.008cm" svg:y="0.022cm" svg:viewBox="0 0 2111 376" svg:d="M0 0c704 0 1407 0 2111 0 0 125 0 251 0 376-704 0-1407 0-2111 0 0-125 0-251 0-376z"><text:p/></draw:path><draw:path draw:style-name="gr65" draw:text-style-name="P17" svg:width="0.228cm" svg:height="0.189cm" svg:x="-0.001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65" draw:text-style-name="P17" svg:width="0.043cm" svg:height="0.3cm" svg:x="0.276cm" svg:y="0.014cm" svg:viewBox="0 0 44 301" svg:d="M29 212c5-63 11-127 15-190 0-15-10-22-21-22s-23 7-23 22c6 63 11 127 17 190 0 6 0 9 6 9 3 0 5-2 6-9zM44 278c0-12-9-23-21-23-13 0-23 11-23 23s10 23 23 23c12 0 21-11 21-23z"><text:p/></draw:path><draw:path draw:style-name="gr65" draw:text-style-name="P17" svg:width="0.279cm" svg:height="0.098cm" svg:x="0.498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65" draw:text-style-name="P17" svg:width="0.291cm" svg:height="0.303cm" svg:x="0.939cm" svg:y="0.019cm" svg:viewBox="0 0 292 304" svg:d="M292 113c0-67-46-113-108-113-92 0-184 95-184 194 0 68 47 110 108 110 89 0 184-91 184-191zM110 293c-42 0-70-33-70-87 0-20 4-81 38-130 29-44 70-66 103-66 35 0 72 24 72 86 0 30-11 96-53 147-20 25-55 50-90 50z"><text:p/></draw:path><draw:path draw:style-name="gr65" draw:text-style-name="P17" svg:width="0.097cm" svg:height="0.419cm" svg:x="1.292cm" svg:y="0cm" svg:viewBox="0 0 98 420" svg:d="M98 415c0-2 0-2-7-9-53-53-66-132-66-196 0-73 16-146 67-199 6-5 6-5 6-7 0-3-2-4-4-4-4 0-42 29-68 82-21 47-26 93-26 128 0 32 5 83 28 130 25 52 62 80 66 80 2 0 4-2 4-5z"><text:p/></draw:path><draw:path draw:style-name="gr65" draw:text-style-name="P17" svg:width="0.228cm" svg:height="0.189cm" svg:x="1.426cm" svg:y="0.13cm" svg:viewBox="0 0 229 190" svg:d="M25 161c-1 6-3 16-3 18 0 7 6 11 12 11 4 0 12-2 15-11 0-1 5-22 9-31 2-13 6-27 8-39 2-9 6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65" draw:text-style-name="P17" svg:width="0.18cm" svg:height="0.131cm" svg:x="1.681cm" svg:y="0.012cm" svg:viewBox="0 0 181 132" svg:d="M23 112c-1 3-4 11-4 12 0 6 6 8 11 8s10-3 11-6c1-2 3-12 6-18 1-6 5-19 6-26 2-7 3-13 5-21 3-12 3-14 13-26 7-11 21-27 43-27 18 0 18 15 18 21 0 18-13 50-18 62-2 9-4 11-4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65" draw:text-style-name="P17" svg:width="0.096cm" svg:height="0.419cm" svg:x="1.921cm" svg:y="0cm" svg:viewBox="0 0 97 420" svg:d="M97 210c0-32-3-84-27-131-26-51-62-79-65-79-4 0-5 1-5 4 0 2 0 2 8 10 41 41 65 109 65 196 0 71-15 145-67 199-6 4-6 4-6 6 0 3 1 5 5 5 3 0 42-29 66-82 21-47 26-94 26-128z"><text:p/></draw:path><draw:path draw:style-name="gr65" draw:text-style-name="P17" svg:width="0.043cm" svg:height="0.045cm" svg:x="2.097cm" svg:y="0.269cm" svg:viewBox="0 0 44 46" svg:d="M44 23c0-12-10-23-22-23-14 0-22 11-22 23s8 23 22 23c12 0 22-11 22-23z"><text:p/></draw:path></draw:g></draw:g></text:p>
            </text:list-item>
            <text:list-item>
              <text:p text:style-name="P14"><draw:g text:anchor-type="as-char" svg:y="-0.365cm" draw:z-index="8" draw:name="形狀10" draw:style-name="gr63"><svg:title>TexMaths</svg:title><svg:desc>12§display§2n^2 + n\log n = \Theta(n^2).§svg§600§FALSE§</svg:desc><draw:g draw:style-name="gr2"><draw:path draw:style-name="gr64" draw:text-style-name="P16" svg:width="4.055cm" svg:height="0.429cm" svg:x="-0.001cm" svg:y="0.022cm" svg:viewBox="0 0 4056 430" svg:d="M0 0c1352 0 2703 0 4056 0 0 143 0 287 0 430-1353 0-2704 0-4056 0 0-143 0-287 0-430z"><text:p/></draw:path><draw:path draw:style-name="gr65" draw:text-style-name="P17" svg:width="0.167cm" svg:height="0.278cm" svg:x="-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65" draw:text-style-name="P17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65" draw:text-style-name="P17" svg:width="0.13cm" svg:height="0.195cm" svg:x="0.46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65" draw:text-style-name="P17" svg:width="0.28cm" svg:height="0.279cm" svg:x="0.748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65" draw:text-style-name="P17" svg:width="0.227cm" svg:height="0.189cm" svg:x="1.158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65" draw:text-style-name="P17" svg:width="0.093cm" svg:height="0.29cm" svg:x="1.483cm" svg:y="0.079cm" svg:viewBox="0 0 94 291" svg:d="M60 0c-20 1-40 4-60 5 0 5 0 8 0 13 29 0 32 4 32 24 0 72 0 145 0 218 0 19-4 19-32 19 0 5 0 8 0 12 13 0 36-1 47-1 9 0 31 1 47 1 0-4 0-7 0-12-29 0-34 0-34-19 0-87 0-173 0-260z"><text:p/></draw:path><draw:path draw:style-name="gr65" draw:text-style-name="P17" svg:width="0.186cm" svg:height="0.191cm" svg:x="1.597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65" draw:text-style-name="P17" svg:width="0.192cm" svg:height="0.275cm" svg:x="1.808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65" draw:text-style-name="P17" svg:width="0.228cm" svg:height="0.189cm" svg:x="2.094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65" draw:text-style-name="P17" svg:width="0.28cm" svg:height="0.098cm" svg:x="2.4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5" draw:text-style-name="P17" svg:width="0.28cm" svg:height="0.304cm" svg:x="2.921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65" draw:text-style-name="P17" svg:width="0.096cm" svg:height="0.418cm" svg:x="3.267cm" svg:y="0.054cm" svg:viewBox="0 0 97 419" svg:d="M97 415c0-2 0-2-7-9-53-53-66-133-66-196 0-73 16-146 68-199 5-5 5-6 5-7 0-3-1-4-3-4-5 0-44 29-68 82-21 47-26 92-26 128 0 32 4 83 28 130 25 52 61 79 66 79 2 0 3-1 3-4z"><text:p/></draw:path><draw:path draw:style-name="gr65" draw:text-style-name="P17" svg:width="0.227cm" svg:height="0.189cm" svg:x="3.402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65" draw:text-style-name="P17" svg:width="0.13cm" svg:height="0.195cm" svg:x="3.661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65" draw:text-style-name="P17" svg:width="0.096cm" svg:height="0.418cm" svg:x="3.855cm" svg:y="0.054cm" svg:viewBox="0 0 97 419" svg:d="M97 210c0-32-3-84-27-131-26-53-62-79-66-79-3 0-4 1-4 4 0 1 0 2 8 9 41 42 65 110 65 197 0 71-15 145-67 199-6 4-6 4-6 6 0 3 1 4 4 4 4 0 43-28 67-81 21-47 26-94 26-128z"><text:p/></draw:path><draw:path draw:style-name="gr65" draw:text-style-name="P17" svg:width="0.043cm" svg:height="0.043cm" svg:x="4.032cm" svg:y="0.323cm" svg:viewBox="0 0 44 44" svg:d="M44 23c0-12-10-23-22-23-14 0-22 11-22 23s8 21 22 21c12 0 22-9 22-21z"><text:p/></draw:path></draw:g></draw:g></text:p>
            </text:list-item>
            <text:list-item>
              <text:p text:style-name="P14"><draw:g text:anchor-type="as-char" svg:y="-0.653cm" draw:z-index="9" draw:name="形狀11" draw:style-name="gr63"><svg:title>TexMaths</svg:title><svg:desc>12§display§\sum_{i=0}^n i^2 = \Theta(n^3)§svg§600§FALSE§</svg:desc><draw:g draw:style-name="gr2"><draw:path draw:style-name="gr64" draw:text-style-name="P16" svg:width="2.587cm" svg:height="1.116cm" svg:x="-0.001cm" svg:y="0.018cm" svg:viewBox="0 0 2588 1117" svg:d="M1295 1117c-432 0-863 0-1295 0 0-372 0-745 0-1117 863 0 1725 0 2588 0 0 372 0 745 0 1117-431 0-862 0-1293 0z"><text:p/></draw:path><draw:path draw:style-name="gr65" draw:text-style-name="P17" svg:width="0.179cm" svg:height="0.132cm" svg:x="0.192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65" draw:text-style-name="P17" svg:width="0.56cm" svg:height="0.59cm" svg:x="0.001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65" draw:text-style-name="P17" svg:width="0.088cm" svg:height="0.197cm" svg:x="0.023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65" draw:text-style-name="P17" svg:width="0.216cm" svg:height="0.078cm" svg:x="0.149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65" draw:text-style-name="P17" svg:width="0.136cm" svg:height="0.201cm" svg:x="0.402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65" draw:text-style-name="P17" svg:width="0.111cm" svg:height="0.282cm" svg:x="0.669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65" draw:text-style-name="P17" svg:width="0.129cm" svg:height="0.196cm" svg:x="0.821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65" draw:text-style-name="P17" svg:width="0.28cm" svg:height="0.097cm" svg:x="1.132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65" draw:text-style-name="P17" svg:width="0.279cm" svg:height="0.305cm" svg:x="1.576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65" draw:text-style-name="P17" svg:width="0.097cm" svg:height="0.421cm" svg:x="1.922cm" svg:y="0.339cm" svg:viewBox="0 0 98 422" svg:d="M98 418c0-1 0-2-7-10-53-52-67-133-67-197 0-73 17-146 68-199 6-6 6-6 6-7 0-4-2-5-4-5-5 0-42 29-68 83-21 46-26 92-26 128 0 33 5 84 28 131 25 53 61 80 66 80 2 0 4-2 4-4z"><text:p/></draw:path><draw:path draw:style-name="gr65" draw:text-style-name="P17" svg:width="0.227cm" svg:height="0.19cm" svg:x="2.056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65" draw:text-style-name="P17" svg:width="0.135cm" svg:height="0.201cm" svg:x="2.313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65" draw:text-style-name="P17" svg:width="0.097cm" svg:height="0.421cm" svg:x="2.51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4"/>
            </text:list-item>
          </text:list>
        </text:list-item>
        <text:list-item>
          <text:p text:style-name="P14">(20%) Show that the following statements are incorrect.</text:p>
          <text:list>
            <text:list-item>
              <text:p text:style-name="P14"><draw:g text:anchor-type="as-char" svg:y="-0.369cm" draw:z-index="6" draw:name="形狀12" draw:style-name="gr63"><svg:title>TexMaths</svg:title><svg:desc>12§display§10n^2 + 9 = O(n)§svg§600§FALSE§</svg:desc><draw:g draw:style-name="gr2"><draw:path draw:style-name="gr64" draw:text-style-name="P16" svg:width="2.979cm" svg:height="0.43cm" svg:x="-0.001cm" svg:y="0.018cm" svg:viewBox="0 0 2980 431" svg:d="M1491 431c-498 0-994 0-1491 0 0-144 0-287 0-431 993 0 1986 0 2980 0 0 144 0 287 0 431-497 0-994 0-1489 0z"><text:p/></draw:path><draw:path draw:style-name="gr65" draw:text-style-name="P17" svg:width="0.137cm" svg:height="0.279cm" svg:x="0.016cm" svg:y="0.085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65" draw:text-style-name="P17" svg:width="0.177cm" svg:height="0.288cm" svg:x="0.205cm" svg:y="0.085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65" draw:text-style-name="P17" svg:width="0.227cm" svg:height="0.19cm" svg:x="0.412cm" svg:y="0.182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65" draw:text-style-name="P17" svg:width="0.13cm" svg:height="0.195cm" svg:x="0.671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65" draw:text-style-name="P17" svg:width="0.28cm" svg:height="0.278cm" svg:x="0.959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65" draw:text-style-name="P17" svg:width="0.174cm" svg:height="0.288cm" svg:x="1.374cm" svg:y="0.085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65" draw:text-style-name="P17" svg:width="0.279cm" svg:height="0.097cm" svg:x="1.707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65" draw:text-style-name="P17" svg:width="0.29cm" svg:height="0.304cm" svg:x="2.148cm" svg:y="0.071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65" draw:text-style-name="P17" svg:width="0.097cm" svg:height="0.419cm" svg:x="2.502cm" svg:y="0.054cm" svg:viewBox="0 0 98 420" svg:d="M98 416c0-2 0-2-7-9-53-54-66-133-66-197 0-73 16-146 67-199 6-5 6-5 6-6 0-4-1-5-4-5-4 0-42 29-66 82-22 46-28 93-28 128 0 34 5 83 29 131 25 52 61 79 65 79 3 0 4-1 4-4z"><text:p/></draw:path><draw:path draw:style-name="gr65" draw:text-style-name="P17" svg:width="0.228cm" svg:height="0.19cm" svg:x="2.637cm" svg:y="0.182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65" draw:text-style-name="P17" svg:width="0.097cm" svg:height="0.419cm" svg:x="2.902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4"><draw:g text:anchor-type="as-char" svg:y="-0.346cm" draw:z-index="10" draw:name="形狀13" draw:style-name="gr63"><svg:title>TexMaths</svg:title><svg:desc>12§inline§n^2{\log n} = \Theta(n^2).§svg§600§FALSE§</svg:desc><draw:g draw:style-name="gr2"><draw:path draw:style-name="gr64" draw:text-style-name="P16" svg:width="3.006cm" svg:height="0.407cm" svg:x="0.008cm" svg:y="0.022cm" svg:viewBox="0 0 3007 408" svg:d="M0 0c1002 0 2005 0 3007 0 0 136 0 272 0 408-1002 0-2005 0-3007 0 0-136 0-272 0-408z"><text:p/></draw:path><draw:path draw:style-name="gr65" draw:text-style-name="P17" svg:width="0.228cm" svg:height="0.189cm" svg:x="-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65" draw:text-style-name="P17" svg:width="0.13cm" svg:height="0.194cm" svg:x="0.258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65" draw:text-style-name="P17" svg:width="0.093cm" svg:height="0.288cm" svg:x="0.443cm" svg:y="0.055cm" svg:viewBox="0 0 94 289" svg:d="M61 0c-20 1-41 4-61 5 0 5 0 8 0 13 30 0 34 2 34 23 0 73 0 146 0 217 0 18-5 18-34 18 0 5 0 10 0 13 14 0 36-1 47-1s31 1 47 1c0-3 0-8 0-13-28 0-33 0-33-18 0-86 0-172 0-258z"><text:p/></draw:path><draw:path draw:style-name="gr65" draw:text-style-name="P17" svg:width="0.186cm" svg:height="0.192cm" svg:x="0.558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65" draw:text-style-name="P17" svg:width="0.191cm" svg:height="0.275cm" svg:x="0.769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65" draw:text-style-name="P17" svg:width="0.228cm" svg:height="0.189cm" svg:x="1.056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65" draw:text-style-name="P17" svg:width="0.28cm" svg:height="0.097cm" svg:x="1.438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65" draw:text-style-name="P17" svg:width="0.28cm" svg:height="0.303cm" svg:x="1.882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65" draw:text-style-name="P17" svg:width="0.097cm" svg:height="0.418cm" svg:x="2.227cm" svg:y="0.033cm" svg:viewBox="0 0 98 419" svg:d="M98 414c0-1 0-1-7-8-53-53-66-133-66-195 0-73 16-146 67-199 6-5 6-6 6-7 0-4-1-5-4-5-4 0-42 29-66 83-22 45-28 92-28 128 0 31 5 81 29 129 25 51 61 79 65 79 3 0 4-2 4-5z"><text:p/></draw:path><draw:path draw:style-name="gr65" draw:text-style-name="P17" svg:width="0.227cm" svg:height="0.189cm" svg:x="2.363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65" draw:text-style-name="P17" svg:width="0.129cm" svg:height="0.194cm" svg:x="2.622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65" draw:text-style-name="P17" svg:width="0.096cm" svg:height="0.418cm" svg:x="2.816cm" svg:y="0.033cm" svg:viewBox="0 0 97 419" svg:d="M97 211c0-34-3-84-27-132-26-51-62-79-66-79-3 0-4 2-4 5 0 1 0 2 8 9 41 42 65 108 65 197 0 70-15 143-68 197-5 5-5 5-5 6 0 3 1 5 4 5 4 0 43-29 67-82 21-46 26-93 26-126z"><text:p/></draw:path><draw:path draw:style-name="gr65" draw:text-style-name="P17" svg:width="0.043cm" svg:height="0.043cm" svg:x="2.993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5T22:41:41.769000000</dc:date>
    <meta:editing-duration>PT51M1S</meta:editing-duration>
    <meta:editing-cycles>17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5" meta:character-count="684" meta:non-whitespace-character-count="559"/>
  </office:meta>
</office:document-meta>
</file>